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 style:data-style-name="N4">
      <style:table-cell-properties fo:border="0.74pt solid #000000"/>
    </style:style>
    <style:style style:name="ce8" style:family="table-cell" style:parent-style-name="Default" style:data-style-name="N4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9">
      <style:table-cell-properties fo:border="0.74pt solid #000000"/>
    </style:style>
    <style:style style:name="ce11" style:family="table-cell" style:parent-style-name="Default" style:data-style-name="N108">
      <style:table-cell-properties fo:border="0.74pt solid #000000"/>
    </style:style>
    <style:style style:name="ce12" style:family="table-cell" style:parent-style-name="Default" style:data-style-name="N11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office:value-type="string" calcext:value-type="string">
            <text:p>h0 = 10 см</text:p>
          </table:table-cell>
          <table:table-cell table:style-name="ce3" office:value-type="string" calcext:value-type="string" table:number-columns-spanned="7" table:number-rows-spanned="1">
            <text:p>h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20 см</text:p>
          </table:table-cell>
          <table:table-cell table:style-name="ce1" office:value-type="string" calcext:value-type="string">
            <text:p>30 см</text:p>
          </table:table-cell>
          <table:table-cell table:style-name="ce1" office:value-type="string" calcext:value-type="string">
            <text:p>40 см</text:p>
          </table:table-cell>
          <table:table-cell table:style-name="ce1" office:value-type="string" calcext:value-type="string">
            <text:p>50 см</text:p>
          </table:table-cell>
          <table:table-cell table:style-name="ce1" office:value-type="string" calcext:value-type="string">
            <text:p>60 см</text:p>
          </table:table-cell>
          <table:table-cell table:style-name="ce1" office:value-type="string" calcext:value-type="string">
            <text:p>70 см</text:p>
          </table:table-cell>
          <table:table-cell table:style-name="ce1" office:value-type="string" calcext:value-type="string">
            <text:p>80 см</text:p>
          </table:table-cell>
        </table:table-row>
        <table:table-row table:style-name="ro1">
          <table:table-cell office:value-type="string" calcext:value-type="string">
            <text:p>t1, мс</text:p>
          </table:table-cell>
          <table:table-cell office:value-type="float" office:value="2611.8" calcext:value-type="float">
            <text:p>2611,8</text:p>
          </table:table-cell>
          <table:table-cell office:value-type="float" office:value="3717.8" calcext:value-type="float">
            <text:p>3717,8</text:p>
          </table:table-cell>
          <table:table-cell office:value-type="float" office:value="4557.6" calcext:value-type="float">
            <text:p>4557,6</text:p>
          </table:table-cell>
          <table:table-cell office:value-type="float" office:value="5268.7" calcext:value-type="float">
            <text:p>5268,7</text:p>
          </table:table-cell>
          <table:table-cell office:value-type="float" office:value="5888.9" calcext:value-type="float">
            <text:p>5888,9</text:p>
          </table:table-cell>
          <table:table-cell office:value-type="float" office:value="6455.8" calcext:value-type="float">
            <text:p>6455,8</text:p>
          </table:table-cell>
          <table:table-cell office:value-type="float" office:value="6978.5" calcext:value-type="float">
            <text:p>6978,5</text:p>
          </table:table-cell>
        </table:table-row>
        <table:table-row table:style-name="ro1">
          <table:table-cell office:value-type="string" calcext:value-type="string">
            <text:p>t2, мс</text:p>
          </table:table-cell>
          <table:table-cell office:value-type="float" office:value="2613.2" calcext:value-type="float">
            <text:p>2613,2</text:p>
          </table:table-cell>
          <table:table-cell office:value-type="float" office:value="3715.5" calcext:value-type="float">
            <text:p>3715,5</text:p>
          </table:table-cell>
          <table:table-cell office:value-type="float" office:value="4558.5" calcext:value-type="float">
            <text:p>4558,5</text:p>
          </table:table-cell>
          <table:table-cell office:value-type="float" office:value="5272.4" calcext:value-type="float">
            <text:p>5272,4</text:p>
          </table:table-cell>
          <table:table-cell office:value-type="float" office:value="5890.4" calcext:value-type="float">
            <text:p>5890,4</text:p>
          </table:table-cell>
          <table:table-cell office:value-type="float" office:value="6462.5" calcext:value-type="float">
            <text:p>6462,5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string" calcext:value-type="string">
            <text:p>t3, мс</text:p>
          </table:table-cell>
          <table:table-cell office:value-type="float" office:value="2615.3" calcext:value-type="float">
            <text:p>2615,3</text:p>
          </table:table-cell>
          <table:table-cell office:value-type="float" office:value="3713" calcext:value-type="float">
            <text:p>3713</text:p>
          </table:table-cell>
          <table:table-cell office:value-type="float" office:value="4554.8" calcext:value-type="float">
            <text:p>4554,8</text:p>
          </table:table-cell>
          <table:table-cell office:value-type="float" office:value="5269.3" calcext:value-type="float">
            <text:p>5269,3</text:p>
          </table:table-cell>
          <table:table-cell office:value-type="float" office:value="5888" calcext:value-type="float">
            <text:p>5888</text:p>
          </table:table-cell>
          <table:table-cell office:value-type="float" office:value="6455.8" calcext:value-type="float">
            <text:p>6455,8</text:p>
          </table:table-cell>
          <table:table-cell office:value-type="float" office:value="6971.9" calcext:value-type="float">
            <text:p>6971,9</text:p>
          </table:table-cell>
        </table:table-row>
        <table:table-row table:style-name="ro1">
          <table:table-cell office:value-type="string" calcext:value-type="string">
            <text:p>t4, мс</text:p>
          </table:table-cell>
          <table:table-cell office:value-type="float" office:value="2614.6" calcext:value-type="float">
            <text:p>2614,6</text:p>
          </table:table-cell>
          <table:table-cell office:value-type="float" office:value="3717.2" calcext:value-type="float">
            <text:p>3717,2</text:p>
          </table:table-cell>
          <table:table-cell office:value-type="float" office:value="4561.3" calcext:value-type="float">
            <text:p>4561,3</text:p>
          </table:table-cell>
          <table:table-cell office:value-type="float" office:value="5271.2" calcext:value-type="float">
            <text:p>5271,2</text:p>
          </table:table-cell>
          <table:table-cell office:value-type="float" office:value="5898.6" calcext:value-type="float">
            <text:p>5898,6</text:p>
          </table:table-cell>
          <table:table-cell office:value-type="float" office:value="6454.9" calcext:value-type="float">
            <text:p>6454,9</text:p>
          </table:table-cell>
          <table:table-cell office:value-type="float" office:value="6973.7" calcext:value-type="float">
            <text:p>6973,7</text:p>
          </table:table-cell>
        </table:table-row>
        <table:table-row table:style-name="ro1">
          <table:table-cell office:value-type="string" calcext:value-type="string">
            <text:p>t5, мс </text:p>
          </table:table-cell>
          <table:table-cell office:value-type="float" office:value="2615.4" calcext:value-type="float">
            <text:p>2615,4</text:p>
          </table:table-cell>
          <table:table-cell office:value-type="float" office:value="3715.5" calcext:value-type="float">
            <text:p>3715,5</text:p>
          </table:table-cell>
          <table:table-cell office:value-type="float" office:value="4563.3" calcext:value-type="float">
            <text:p>4563,3</text:p>
          </table:table-cell>
          <table:table-cell office:value-type="float" office:value="5271.3" calcext:value-type="float">
            <text:p>5271,3</text:p>
          </table:table-cell>
          <table:table-cell office:value-type="float" office:value="5899.2" calcext:value-type="float">
            <text:p>5899,2</text:p>
          </table:table-cell>
          <table:table-cell office:value-type="float" office:value="6456.6" calcext:value-type="float">
            <text:p>6456,6</text:p>
          </table:table-cell>
          <table:table-cell office:value-type="float" office:value="6978.1" calcext:value-type="float">
            <text:p>6978,1</text:p>
          </table:table-cell>
        </table:table-row>
        <table:table-row table:style-name="ro1">
          <table:table-cell office:value-type="string" calcext:value-type="string">
            <text:p>∆h_i, м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office:value-type="float" office:value="40" calcext:value-type="float">
            <text:p>40,00</text:p>
          </table:table-cell>
          <table:table-cell table:style-name="ce7" office:value-type="float" office:value="50" calcext:value-type="float">
            <text:p>50,00</text:p>
          </table:table-cell>
          <table:table-cell table:style-name="ce7" office:value-type="float" office:value="60" calcext:value-type="float">
            <text:p>60,00</text:p>
          </table:table-cell>
          <table:table-cell table:style-name="ce7" office:value-type="float" office:value="70" calcext:value-type="float">
            <text:p>70,00</text:p>
          </table:table-cell>
        </table:table-row>
        <table:table-row table:style-name="ro1">
          <table:table-cell office:value-type="string" calcext:value-type="string">
            <text:p>t ср, мс</text:p>
          </table:table-cell>
          <table:table-cell table:style-name="ce7" table:formula="of:=AVERAGE([.B3:.B6])" office:value-type="float" office:value="2613.725" calcext:value-type="float">
            <text:p>2 613,73</text:p>
          </table:table-cell>
          <table:table-cell table:style-name="ce7" table:formula="of:=AVERAGE([.C3:.C6])" office:value-type="float" office:value="3715.875" calcext:value-type="float">
            <text:p>3 715,88</text:p>
          </table:table-cell>
          <table:table-cell table:style-name="ce7" table:formula="of:=AVERAGE([.D3:.D6])" office:value-type="float" office:value="4558.05" calcext:value-type="float">
            <text:p>4 558,05</text:p>
          </table:table-cell>
          <table:table-cell table:style-name="ce7" table:formula="of:=AVERAGE([.E3:.E6])" office:value-type="float" office:value="5270.4" calcext:value-type="float">
            <text:p>5 270,40</text:p>
          </table:table-cell>
          <table:table-cell table:style-name="ce7" table:formula="of:=AVERAGE([.F3:.F6])" office:value-type="float" office:value="5891.475" calcext:value-type="float">
            <text:p>5 891,48</text:p>
          </table:table-cell>
          <table:table-cell table:style-name="ce7" table:formula="of:=AVERAGE([.G3:.G6])" office:value-type="float" office:value="6457.25" calcext:value-type="float">
            <text:p>6 457,25</text:p>
          </table:table-cell>
          <table:table-cell table:style-name="ce7" table:formula="of:=AVERAGE([.H3:.H6])" office:value-type="float" office:value="6977.025" calcext:value-type="float">
            <text:p>6 977,03</text:p>
          </table:table-cell>
        </table:table-row>
        <table:table-row table:style-name="ro1">
          <table:table-cell table:style-name="ce5" office:value-type="string" calcext:value-type="string">
            <text:p>1/2g{t}^2i, м </text:p>
          </table:table-cell>
          <table:table-cell table:style-name="ce8" table:formula="of:=1/2*9.82*[.B9]/1000*[.B9]/1000" office:value-type="float" office:value="33.5429516243188" calcext:value-type="float">
            <text:p>33,54</text:p>
          </table:table-cell>
          <table:table-cell table:style-name="ce8" table:formula="of:=1/2*9.8*[.C9]/1000*[.C9]/1000" office:value-type="float" office:value="67.6578623765625" calcext:value-type="float">
            <text:p>67,66</text:p>
          </table:table-cell>
          <table:table-cell table:style-name="ce8" table:formula="of:=1/2*9.8*[.D9]/1000*[.D9]/1000" office:value-type="float" office:value="101.80151703225" calcext:value-type="float">
            <text:p>101,80</text:p>
          </table:table-cell>
          <table:table-cell table:style-name="ce8" table:formula="of:=1/2*9.8*[.E9]/1000*[.E9]/1000" office:value-type="float" office:value="136.107869184" calcext:value-type="float">
            <text:p>136,11</text:p>
          </table:table-cell>
          <table:table-cell table:style-name="ce8" table:formula="of:=1/2*9.8*[.F9]/1000*[.F9]/1000" office:value-type="float" office:value="170.076440610563" calcext:value-type="float">
            <text:p>170,08</text:p>
          </table:table-cell>
          <table:table-cell table:style-name="ce8" table:formula="of:=1/2*9.8*[.G9]/1000*[.G9]/1000" office:value-type="float" office:value="204.31078005625" calcext:value-type="float">
            <text:p>204,31</text:p>
          </table:table-cell>
          <table:table-cell table:style-name="ce8" table:formula="of:=1/2*9.8*[.H9]/1000*[.H9]/1000" office:value-type="float" office:value="238.526501468063" calcext:value-type="float">
            <text:p>238,53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h0 = 10 см</text:p>
          </table:table-cell>
          <table:table-cell table:style-name="ce3" office:value-type="string" calcext:value-type="string" table:number-columns-spanned="7" table:number-rows-spanned="1">
            <text:p>h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20 см</text:p>
          </table:table-cell>
          <table:table-cell table:style-name="ce1" office:value-type="string" calcext:value-type="string">
            <text:p>30 см</text:p>
          </table:table-cell>
          <table:table-cell table:style-name="ce1" office:value-type="string" calcext:value-type="string">
            <text:p>40 см</text:p>
          </table:table-cell>
          <table:table-cell table:style-name="ce1" office:value-type="string" calcext:value-type="string">
            <text:p>50 см</text:p>
          </table:table-cell>
          <table:table-cell table:style-name="ce1" office:value-type="string" calcext:value-type="string">
            <text:p>60 см</text:p>
          </table:table-cell>
          <table:table-cell table:style-name="ce1" office:value-type="string" calcext:value-type="string">
            <text:p>70 см</text:p>
          </table:table-cell>
          <table:table-cell table:style-name="ce1" office:value-type="string" calcext:value-type="string">
            <text:p>80 см</text:p>
          </table:table-cell>
        </table:table-row>
        <table:table-row table:style-name="ro1">
          <table:table-cell office:value-type="string" calcext:value-type="string">
            <text:p>t1, мс</text:p>
          </table:table-cell>
          <table:table-cell office:value-type="float" office:value="53" calcext:value-type="float">
            <text:p>53</text:p>
          </table:table-cell>
          <table:table-cell office:value-type="float" office:value="37.2" calcext:value-type="float">
            <text:p>37,2</text:p>
          </table:table-cell>
          <table:table-cell office:value-type="float" office:value="30.6" calcext:value-type="float">
            <text:p>30,6</text:p>
          </table:table-cell>
          <table:table-cell office:value-type="float" office:value="26.4" calcext:value-type="float">
            <text:p>26,4</text:p>
          </table:table-cell>
          <table:table-cell office:value-type="float" office:value="23.6" calcext:value-type="float">
            <text:p>23,6</text:p>
          </table:table-cell>
          <table:table-cell office:value-type="float" office:value="21.4" calcext:value-type="float">
            <text:p>21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2, мс</text:p>
          </table:table-cell>
          <table:table-cell office:value-type="float" office:value="81.4" calcext:value-type="float">
            <text:p>81,4</text:p>
          </table:table-cell>
          <table:table-cell office:value-type="float" office:value="44.1" calcext:value-type="float">
            <text:p>44,1</text:p>
          </table:table-cell>
          <table:table-cell office:value-type="float" office:value="33.8" calcext:value-type="float">
            <text:p>33,8</text:p>
          </table:table-cell>
          <table:table-cell office:value-type="float" office:value="28.5" calcext:value-type="float">
            <text:p>28,5</text:p>
          </table:table-cell>
          <table:table-cell office:value-type="float" office:value="25.1" calcext:value-type="float">
            <text:p>25,1</text:p>
          </table:table-cell>
          <table:table-cell office:value-type="float" office:value="22.6" calcext:value-type="float">
            <text:p>22,6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string" calcext:value-type="string">
            <text:p>t3, мс</text:p>
          </table:table-cell>
          <table:table-cell office:value-type="float" office:value="81.5" calcext:value-type="float">
            <text:p>81,5</text:p>
          </table:table-cell>
          <table:table-cell office:value-type="float" office:value="44.4" calcext:value-type="float">
            <text:p>44,4</text:p>
          </table:table-cell>
          <table:table-cell office:value-type="float" office:value="33.9" calcext:value-type="float">
            <text:p>33,9</text:p>
          </table:table-cell>
          <table:table-cell office:value-type="float" office:value="28.5" calcext:value-type="float">
            <text:p>28,5</text:p>
          </table:table-cell>
          <table:table-cell office:value-type="float" office:value="25.1" calcext:value-type="float">
            <text:p>25,1</text:p>
          </table:table-cell>
          <table:table-cell office:value-type="float" office:value="22.8" calcext:value-type="float">
            <text:p>22,8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string" calcext:value-type="string">
            <text:p>v1, м/c</text:p>
          </table:table-cell>
          <table:table-cell table:style-name="ce9" table:formula="of:=(2*0.002)/[.B15]" office:value-type="float" office:value="0.0000754716981132076" calcext:value-type="float">
            <text:p>0,00008</text:p>
          </table:table-cell>
          <table:table-cell table:style-name="ce11" table:formula="of:=(2*0.002)/[.C15]" office:value-type="float" office:value="0.00010752688172043" calcext:value-type="float">
            <text:p>0,0001</text:p>
          </table:table-cell>
          <table:table-cell table:style-name="ce9" table:formula="of:=(2*0.002)/[.D15]" office:value-type="float" office:value="0.000130718954248366" calcext:value-type="float">
            <text:p>0,00013</text:p>
          </table:table-cell>
          <table:table-cell table:style-name="ce9" table:formula="of:=(2*0.002)/[.E15]" office:value-type="float" office:value="0.000151515151515152" calcext:value-type="float">
            <text:p>0,00015</text:p>
          </table:table-cell>
          <table:table-cell table:style-name="ce9" table:formula="of:=(2*0.002)/[.F15]" office:value-type="float" office:value="0.000169491525423729" calcext:value-type="float">
            <text:p>0,00017</text:p>
          </table:table-cell>
          <table:table-cell table:style-name="ce9" table:formula="of:=(2*0.002)/[.G15]" office:value-type="float" office:value="0.000186915887850467" calcext:value-type="float">
            <text:p>0,00019</text:p>
          </table:table-cell>
          <table:table-cell table:style-name="ce9" table:formula="of:=(2*0.002)/[.H15]" office:value-type="float" office:value="0.0002" calcext:value-type="float">
            <text:p>0,00020</text:p>
          </table:table-cell>
        </table:table-row>
        <table:table-row table:style-name="ro1">
          <table:table-cell office:value-type="string" calcext:value-type="string">
            <text:p>v2, м/c</text:p>
          </table:table-cell>
          <table:table-cell table:style-name="ce9" table:formula="of:=(2*0.002)/[.B16]" office:value-type="float" office:value="0.0000491400491400491" calcext:value-type="float">
            <text:p>0,00005</text:p>
          </table:table-cell>
          <table:table-cell table:style-name="ce9" table:formula="of:=(2*0.002)/[.C16]" office:value-type="float" office:value="0.000090702947845805" calcext:value-type="float">
            <text:p>0,00009</text:p>
          </table:table-cell>
          <table:table-cell table:style-name="ce12" table:formula="of:=(2*0.002)/[.D16]" office:value-type="float" office:value="0.000118343195266272" calcext:value-type="float">
            <text:p>0,000118</text:p>
          </table:table-cell>
          <table:table-cell table:style-name="ce9" table:formula="of:=(2*0.002)/[.E16]" office:value-type="float" office:value="0.000140350877192982" calcext:value-type="float">
            <text:p>0,00014</text:p>
          </table:table-cell>
          <table:table-cell table:style-name="ce9" table:formula="of:=(2*0.002)/[.F16]" office:value-type="float" office:value="0.000159362549800797" calcext:value-type="float">
            <text:p>0,00016</text:p>
          </table:table-cell>
          <table:table-cell table:style-name="ce9" table:formula="of:=(2*0.002)/[.G16]" office:value-type="float" office:value="0.000176991150442478" calcext:value-type="float">
            <text:p>0,00018</text:p>
          </table:table-cell>
          <table:table-cell table:style-name="ce9" table:formula="of:=(2*0.002)/[.H16]" office:value-type="float" office:value="0.000191387559808612" calcext:value-type="float">
            <text:p>0,00019</text:p>
          </table:table-cell>
        </table:table-row>
        <table:table-row table:style-name="ro1">
          <table:table-cell office:value-type="string" calcext:value-type="string">
            <text:p>v3, м/c</text:p>
          </table:table-cell>
          <table:table-cell table:style-name="ce9" table:formula="of:=(2*0.002)/[.B17]" office:value-type="float" office:value="0.000049079754601227" calcext:value-type="float">
            <text:p>0,00005</text:p>
          </table:table-cell>
          <table:table-cell table:style-name="ce9" table:formula="of:=(2*0.002)/[.C17]" office:value-type="float" office:value="0.0000900900900900901" calcext:value-type="float">
            <text:p>0,00009</text:p>
          </table:table-cell>
          <table:table-cell table:style-name="ce12" table:formula="of:=(2*0.002)/[.D17]" office:value-type="float" office:value="0.000117994100294985" calcext:value-type="float">
            <text:p>0,000118</text:p>
          </table:table-cell>
          <table:table-cell table:style-name="ce9" table:formula="of:=(2*0.002)/[.E17]" office:value-type="float" office:value="0.000140350877192982" calcext:value-type="float">
            <text:p>0,00014</text:p>
          </table:table-cell>
          <table:table-cell table:style-name="ce9" table:formula="of:=(2*0.002)/[.F17]" office:value-type="float" office:value="0.000159362549800797" calcext:value-type="float">
            <text:p>0,00016</text:p>
          </table:table-cell>
          <table:table-cell table:style-name="ce9" table:formula="of:=(2*0.002)/[.G17]" office:value-type="float" office:value="0.000175438596491228" calcext:value-type="float">
            <text:p>0,00018</text:p>
          </table:table-cell>
          <table:table-cell table:style-name="ce9" table:formula="of:=(2*0.002)/[.H17]" office:value-type="float" office:value="0.000191387559808612" calcext:value-type="float">
            <text:p>0,00019</text:p>
          </table:table-cell>
        </table:table-row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5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E кин</text:p>
          </table:table-cell>
          <table:table-cell office:value-type="float" office:value="0.71" calcext:value-type="float">
            <text:p>0,71</text:p>
          </table:table-cell>
          <table:table-cell office:value-type="float" office:value="1.433" calcext:value-type="float">
            <text:p>1,433</text:p>
          </table:table-cell>
          <table:table-cell office:value-type="float" office:value="2.16" calcext:value-type="float">
            <text:p>2,16</text:p>
          </table:table-cell>
          <table:table-cell office:value-type="float" office:value="2.891" calcext:value-type="float">
            <text:p>2,891</text:p>
          </table:table-cell>
          <table:table-cell office:value-type="float" office:value="3.572" calcext:value-type="float">
            <text:p>3,572</text:p>
          </table:table-cell>
          <table:table-cell office:value-type="float" office:value="4.339" calcext:value-type="float">
            <text:p>4,339</text:p>
          </table:table-cell>
          <table:table-cell office:value-type="float" office:value="5.062" calcext:value-type="float">
            <text:p>5,062</text:p>
          </table:table-cell>
        </table:table-row>
        <table:table-row table:style-name="ro1">
          <table:table-cell/>
          <table:table-cell office:value-type="float" office:value="0.324" calcext:value-type="float">
            <text:p>0,324</text:p>
          </table:table-cell>
          <table:table-cell office:value-type="float" office:value="1.037" calcext:value-type="float">
            <text:p>1,037</text:p>
          </table:table-cell>
          <table:table-cell office:value-type="float" office:value="1.721" calcext:value-type="float">
            <text:p>1,721</text:p>
          </table:table-cell>
          <table:table-cell office:value-type="float" office:value="2.512" calcext:value-type="float">
            <text:p>2,512</text:p>
          </table:table-cell>
          <table:table-cell office:value-type="float" office:value="3.236" calcext:value-type="float">
            <text:p>3,236</text:p>
          </table:table-cell>
          <table:table-cell office:value-type="float" office:value="3.986" calcext:value-type="float">
            <text:p>3,986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/>
          <table:table-cell office:value-type="float" office:value="0.319" calcext:value-type="float">
            <text:p>0,319</text:p>
          </table:table-cell>
          <table:table-cell office:value-type="float" office:value="1.034" calcext:value-type="float">
            <text:p>1,034</text:p>
          </table:table-cell>
          <table:table-cell office:value-type="float" office:value="1.7" calcext:value-type="float">
            <text:p>1,7</text:p>
          </table:table-cell>
          <table:table-cell office:value-type="float" office:value="2.423" calcext:value-type="float">
            <text:p>2,423</text:p>
          </table:table-cell>
          <table:table-cell office:value-type="float" office:value="3.21" calcext:value-type="float">
            <text:p>3,21</text:p>
          </table:table-cell>
          <table:table-cell office:value-type="float" office:value="3.859" calcext:value-type="float">
            <text:p>3,859</text:p>
          </table:table-cell>
          <table:table-cell office:value-type="float" office:value="4.674" calcext:value-type="float">
            <text:p>4,674</text:p>
          </table:table-cell>
        </table:table-row>
        <table:table-row table:style-name="ro1">
          <table:table-cell office:value-type="string" calcext:value-type="string">
            <text:p>E пот</text:p>
          </table:table-cell>
          <table:table-cell table:formula="of:=0.47 *9.8*[.B23]" office:value-type="float" office:value="4.1454" calcext:value-type="float">
            <text:p>4,1454</text:p>
          </table:table-cell>
          <table:table-cell table:formula="of:=0.47 *9.8*[.C23]" office:value-type="float" office:value="3.6848" calcext:value-type="float">
            <text:p>3,6848</text:p>
          </table:table-cell>
          <table:table-cell table:formula="of:=0.47 *9.8*[.D23]" office:value-type="float" office:value="3.2242" calcext:value-type="float">
            <text:p>3,2242</text:p>
          </table:table-cell>
          <table:table-cell table:formula="of:=0.47 *9.8*[.E23]" office:value-type="float" office:value="2.7636" calcext:value-type="float">
            <text:p>2,7636</text:p>
          </table:table-cell>
          <table:table-cell table:formula="of:=0.47 *9.8*[.F23]" office:value-type="float" office:value="2.303" calcext:value-type="float">
            <text:p>2,303</text:p>
          </table:table-cell>
          <table:table-cell table:formula="of:=0.47 *9.8*[.G23]" office:value-type="float" office:value="1.8424" calcext:value-type="float">
            <text:p>1,8424</text:p>
          </table:table-cell>
          <table:table-cell table:formula="of:=0.47 *9.8*[.H23]" office:value-type="float" office:value="1.3818" calcext:value-type="float">
            <text:p>1,3818</text:p>
          </table:table-cell>
        </table:table-row>
        <table:table-row table:style-name="ro1">
          <table:table-cell office:value-type="string" calcext:value-type="string">
            <text:p>E <text:s/>полн</text:p>
          </table:table-cell>
          <table:table-cell table:formula="of:=[.B24]+[.B$27]" office:value-type="float" office:value="4.8554" calcext:value-type="float">
            <text:p>4,8554</text:p>
          </table:table-cell>
          <table:table-cell table:formula="of:=[.C24]+[.C$27]" office:value-type="float" office:value="5.1178" calcext:value-type="float">
            <text:p>5,1178</text:p>
          </table:table-cell>
          <table:table-cell table:formula="of:=[.D24]+[.D$27]" office:value-type="float" office:value="5.3842" calcext:value-type="float">
            <text:p>5,3842</text:p>
          </table:table-cell>
          <table:table-cell table:formula="of:=[.E24]+[.E$27]" office:value-type="float" office:value="5.6546" calcext:value-type="float">
            <text:p>5,6546</text:p>
          </table:table-cell>
          <table:table-cell table:formula="of:=[.F24]+[.F$27]" office:value-type="float" office:value="5.875" calcext:value-type="float">
            <text:p>5,875</text:p>
          </table:table-cell>
          <table:table-cell table:formula="of:=[.G24]+[.G$27]" office:value-type="float" office:value="6.1814" calcext:value-type="float">
            <text:p>6,1814</text:p>
          </table:table-cell>
          <table:table-cell table:formula="of:=[.H24]+[.H$27]" office:value-type="float" office:value="6.4438" calcext:value-type="float">
            <text:p>6,4438</text:p>
          </table:table-cell>
        </table:table-row>
        <table:table-row table:style-name="ro1">
          <table:table-cell/>
          <table:table-cell table:formula="of:=[.B25]+[.B$27]" office:value-type="float" office:value="4.4694" calcext:value-type="float">
            <text:p>4,4694</text:p>
          </table:table-cell>
          <table:table-cell table:formula="of:=[.C25]+[.C$27]" office:value-type="float" office:value="4.7218" calcext:value-type="float">
            <text:p>4,7218</text:p>
          </table:table-cell>
          <table:table-cell table:formula="of:=[.D25]+[.D$27]" office:value-type="float" office:value="4.9452" calcext:value-type="float">
            <text:p>4,9452</text:p>
          </table:table-cell>
          <table:table-cell table:formula="of:=[.E25]+[.E$27]" office:value-type="float" office:value="5.2756" calcext:value-type="float">
            <text:p>5,2756</text:p>
          </table:table-cell>
          <table:table-cell table:formula="of:=[.F25]+[.F$27]" office:value-type="float" office:value="5.539" calcext:value-type="float">
            <text:p>5,539</text:p>
          </table:table-cell>
          <table:table-cell table:formula="of:=[.G25]+[.G$27]" office:value-type="float" office:value="5.8284" calcext:value-type="float">
            <text:p>5,8284</text:p>
          </table:table-cell>
          <table:table-cell table:formula="of:=[.H25]+[.H$27]" office:value-type="float" office:value="6.0118" calcext:value-type="float">
            <text:p>6,0118</text:p>
          </table:table-cell>
        </table:table-row>
        <table:table-row table:style-name="ro1">
          <table:table-cell/>
          <table:table-cell table:formula="of:=[.B26]+[.B$27]" office:value-type="float" office:value="4.4644" calcext:value-type="float">
            <text:p>4,4644</text:p>
          </table:table-cell>
          <table:table-cell table:formula="of:=[.C26]+[.C$27]" office:value-type="float" office:value="4.7188" calcext:value-type="float">
            <text:p>4,7188</text:p>
          </table:table-cell>
          <table:table-cell table:formula="of:=[.D26]+[.D$27]" office:value-type="float" office:value="4.9242" calcext:value-type="float">
            <text:p>4,9242</text:p>
          </table:table-cell>
          <table:table-cell table:formula="of:=[.E26]+[.E$27]" office:value-type="float" office:value="5.1866" calcext:value-type="float">
            <text:p>5,1866</text:p>
          </table:table-cell>
          <table:table-cell table:formula="of:=[.F26]+[.F$27]" office:value-type="float" office:value="5.513" calcext:value-type="float">
            <text:p>5,513</text:p>
          </table:table-cell>
          <table:table-cell table:formula="of:=[.G26]+[.G$27]" office:value-type="float" office:value="5.7014" calcext:value-type="float">
            <text:p>5,7014</text:p>
          </table:table-cell>
          <table:table-cell table:formula="of:=[.H26]+[.H$27]" office:value-type="float" office:value="6.0558" calcext:value-type="float">
            <text:p>6,0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6:50:12.546052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0:32:40.997544819</meta:creation-date>
    <dc:date>2021-01-26T17:10:15.249890533</dc:date>
    <meta:editing-duration>PT1H31M56S</meta:editing-duration>
    <meta:editing-cycles>4</meta:editing-cycles>
    <meta:generator>LibreOffice/6.4.6.2$Linux_X86_64 LibreOffice_project/40$Build-2</meta:generator>
    <meta:document-statistic meta:table-count="1" meta:cell-count="190" meta:object-count="0"/>
  </office:meta>
</office:document-meta>
</file>